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transparent">
        <style:background-image/>
      </style:paragraph-properties>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Standard" style:list-style-name="L1">
      <style:paragraph-properties fo:background-color="#c0c0c0">
        <style:background-image/>
      </style:paragraph-properties>
    </style:style>
    <style:style style:name="P5" style:family="paragraph" style:parent-style-name="Standard" style:list-style-name="L1">
      <style:paragraph-properties fo:background-color="transparent">
        <style:background-image/>
      </style:paragraph-properties>
    </style:style>
    <style:style style:name="P6" style:family="paragraph" style:parent-style-name="Standard">
      <style:paragraph-properties fo:background-color="transparent">
        <style:background-image/>
      </style:paragraph-properties>
      <style:text-properties fo:font-style="normal" style:font-style-asian="normal" style:font-style-complex="normal"/>
    </style:style>
    <style:style style:name="P7" style:family="paragraph" style:parent-style-name="Heading">
      <style:text-properties fo:font-style="normal" style:font-style-asian="normal" style:font-style-complex="normal"/>
    </style:style>
    <style:style style:name="P8" style:family="paragraph" style:parent-style-name="Text_20_body" style:list-style-name="L1"/>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list-style-name="L2"/>
    <style:style style:name="P13"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chnologies Overview</text:h>
      <text:p text:style-name="Text_20_body">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Footnote">http://en.wikipedia.org/wiki/Copyleft_licensing</text:p></text:note-body></text:note> like the Gnu Public License, but some remain GPL-compatible.</text:p>
      <text:p text:style-name="Text_20_body">In the next sections the technologies used are separated by task context and <text:s/>specifications wise.</text:p>
      <text:p text:style-name="Text_20_body"/>
      <text:h text:style-name="Heading_20_3" text:outline-level="3">Programming languages</text:h>
      <text:p text:style-name="Heading">PHP</text:p>
      <text:p text:style-name="Text_20_body">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Text_20_body">The project is essentially be written in this programming language, given that is the most easy to setup and learn amongst academics.</text:p>
      <text:p text:style-name="Text_20_body"/>
      <text:p text:style-name="P2">Plonk</text:p>
      <text:p text:style-name="Text_20_body">For basic application workflow, the application uses the Plonk library - a subset of the Spoon library<text:note text:id="ftn2" text:note-class="footnote"><text:note-citation>2</text:note-citation><text:note-body><text:p text:style-name="Footnote">http://www.spoon-library.com/</text:p></text:note-body></text:note> - that automates functionalities like page routing, session handling and page templating.</text:p>
      <text:p text:style-name="Text_20_body"/>
      <text:p text:style-name="Heading">Python</text:p>
      <text:p text:style-name="Text_20_body">The Python programing language is an interpreted, dynamically typed programming language with garbage collection, used in the P7-MATCH package for it's use of the Natural Language Toolkit.</text:p>
      <text:p text:style-name="Text_20_body"/>
      <text:p text:style-name="P2">NLTK</text:p>
      <text:p text:style-name="P3">The Natural Language Toolkit is a suite of libraries designed for natural language processing, convenient for matching students' courses and equivalents between HEI's.</text:p>
      <text:p text:style-name="P3"/>
      <text:p text:style-name="P3"/>
      <text:p text:style-name="P3"/>
      <text:p text:style-name="Heading"><text:soft-page-break/>JavaScript</text:p>
      <text:p text:style-name="P3">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8" text:note-class="footnote"><text:note-citation>3</text:note-citation><text:note-body><text:p text:style-name="Footnote">http://en.wikipedia.org/wiki/Ajax_(programming)</text:p></text:note-body></text:note> calls to the server, etc.</text:p>
      <text:p text:style-name="P3"/>
      <text:p text:style-name="P2">jQuery</text:p>
      <text:p text:style-name="P3">jQuery is a pluggable javascript library that speeds up client-side script development by implementing a Domain Specific Language capable of quickly processing XHTML DOM<text:note text:id="ftn9" text:note-class="footnote"><text:note-citation>4</text:note-citation><text:note-body><text:p text:style-name="Footnote">http://en.wikipedia.org/wiki/Document_Object_Model</text:p></text:note-body></text:note> elements for various aesthetic purposes. It also provides convenient functions prepared for Ajax communication or pre-programmed plugins like calendars, color picker windows, etc.</text:p>
      <text:h text:style-name="Heading_20_3" text:outline-level="3">Other Languages</text:h>
      <text:p text:style-name="Heading">XHTML</text:p>
      <text:p text:style-name="Text_20_body">This is a markup language used to design websites in similar fashion to regular HTML but with stricter rules, and similar functionalities to XML, for example, the use of namespaces.</text:p>
      <text:p text:style-name="Text_20_body">This project uses XHTML version 1.0 of it's Transitional guidelines. Given it's more strict nature a common Web Browser will waste less time processing web page content.</text:p>
      <text:p text:style-name="Text_20_body">Making a website that will be used by thousands of students brings the concern of usability and accessibility. The Erasmuslne project's Website will be developed under the guidelines of the Web Content Accessibility Guidelines 2.0<text:note text:id="ftn0" text:note-class="footnote"><text:note-citation>5</text:note-citation><text:note-body><text:p text:style-name="Footnote">http://www.w3.org/TR/WCAG20/</text:p></text:note-body></text:note> and strive for a minimum first level of acceptance.</text:p>
      <text:p text:style-name="Heading">CSS</text:p>
      <text:p text:style-name="Text_20_body">This stylesheet language changes the presentation aesthetic of websites in a non intrusive way, this way being able to switch style configuration rapidly without touching the markup language files.</text:p>
      <text:h text:style-name="Heading_20_3" text:outline-level="3">Databases</text:h>
      <text:p text:style-name="Heading">MySQL</text:p>
      <text:p text:style-name="Text_20_body">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Text_20_body"/>
      <text:h text:style-name="Heading_20_3" text:outline-level="3"><text:soft-page-break/>Development Platforms</text:h>
      <text:p text:style-name="Heading">SourceForge</text:p>
      <text:p text:style-name="Text_20_body">SourceForge<text:note text:id="ftn3" text:note-class="footnote"><text:note-citation>6</text:note-citation><text:note-body><text:p text:style-name="Footnote">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Text_20_body"/>
      <text:h text:style-name="Heading_20_3" text:outline-level="3">Development Tools</text:h>
      <text:p text:style-name="Heading">Git</text:p>
      <text:p text:style-name="Text_20_body">Git is a distributed source code management system used to keep track and monitor source code versions, allowing the developer to determine release versions, track code errors and share application code between other developers distributed around the world.</text:p>
      <text:p text:style-name="Text_20_body">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Text_20_body">Git was available to the project via SourceForge, which also provided an online interface<text:note text:id="ftn4" text:note-class="footnote"><text:note-citation>7</text:note-citation><text:note-body><text:p text:style-name="Footnote">http://mutworange.git.sourceforge.net/</text:p></text:note-body></text:note> to check out repository activity and provided a RSS<text:note text:id="ftn5" text:note-class="footnote"><text:note-citation>8</text:note-citation><text:note-body><text:p text:style-name="Footnote">http://en.wikipedia.org/wiki/Rss</text:p></text:note-body></text:note> feed so that users can be notified of recent changes to the code.</text:p>
      <text:p text:style-name="Text_20_body">During the development of this project the team used the Git repository to keep a record of the project planning, meetings reports, user manuals, the project presentation and this project report, along with the applications code.</text:p>
      <text:p text:style-name="Text_20_body">A usage example would consist of the following scenario (using a terminal console):</text:p>
      <text:list xml:id="list354905194" text:style-name="L1">
        <text:list-item>
          <text:p text:style-name="P8">In a fresh installation, the developer would start by creating a copy of the SourceForge repository and subsequent directory structure and files, using the following command:</text:p>
          <text:p text:style-name="P4">git clone git://mutworange.git.sourceforge.net/gitroot/mutworange/mutworange</text:p>
          <text:p text:style-name="P5"/>
        </text:list-item>
        <text:list-item>
          <text:p text:style-name="P5">After making changes to the code, the developer would issue a commit:</text:p>
          <text:p text:style-name="P4">git commit -a -m “fixed a bug in the X package”</text:p>
          <text:p text:style-name="P5">Those changes would be saved locally.</text:p>
        </text:list-item>
        <text:list-item>
          <text:p text:style-name="P5">After making sure the code changes worked, the developer can share the changes with the team:</text:p>
          <text:p text:style-name="P4">git push origin master</text:p>
          <text:p text:style-name="P5">Those changes would be merged with the central repository</text:p>
        </text:list-item>
        <text:list-item>
          <text:p text:style-name="P5">When new code changed are pushed to the central repository, the user can fetch them using the command:</text:p>
          <text:p text:style-name="P4">git pull</text:p>
          <text:p text:style-name="P5">This fetches the latest changes to the code and merges them with your current local work.</text:p>
        </text:list-item>
      </text:list>
      <text:p text:style-name="P1"><text:soft-page-break/></text:p>
      <text:p text:style-name="Text_20_body">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Text_20_body">Another feature offered by Git is code tagging, enabling to checkout various application versions of a branch in a certain context, for example a tag called <text:span text:style-name="T1">milestone-1 </text:span><text:span text:style-name="T2">or </text:span><text:span text:style-name="T1">release-1.2 </text:span><text:span text:style-name="T2">would correspond to a point were code development stopped and is ready to be deployed to the servers.</text:span></text:p>
      <text:p text:style-name="P6"/>
      <text:p text:style-name="P9">Source code management systems ensure that a team of developers keeps track of their work in an effective and efficient way.</text:p>
      <text:p text:style-name="P9"/>
      <text:p text:style-name="P7">Eclipse / NetBeans</text:p>
      <text:p text:style-name="P9">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13" text:outline-level="3">Other Tools</text:h>
      <text:p text:style-name="P7">Total Validator</text:p>
      <text:p text:style-name="Text_20_body"><text:span text:style-name="T2">Total Validator</text:span><text:span text:style-name="T2"><text:note text:id="ftn6" text:note-class="footnote"><text:note-citation>9</text:note-citation><text:note-body><text:p text:style-name="Footnote">http://www.totalvalidator.com/</text:p></text:note-body></text:note></text:span><text:span text:style-name="T2"> is a cross-platform application designed to validate Web Sites against established W3C</text:span><text:span text:style-name="T2"><text:note text:id="ftn7" text:note-class="footnote"><text:note-citation>10</text:note-citation><text:note-body><text:p text:style-name="Footnote">http://en.wikipedia.org/wiki/W3c</text:p></text:note-body></text:note></text:span><text:span text:style-name="T2">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Text_20_body"><text:span text:style-name="T2"/></text:p>
      <text:p text:style-name="Heading"><text:span text:style-name="T2">Delivery</text:span></text:p>
      <text:p text:style-name="Text_20_body"><text:span text:style-name="T2">This application tries to make Javascript files smaller by removing comments, spaces and new lines to provide faster downloads by the Web Browsers.</text:span></text:p>
      <text:p text:style-name="Text_20_body"><text:span text:style-name="T2"/></text:p>
      <text:h text:style-name="Heading_20_3" text:outline-level="3"><text:span text:style-name="T2">Conventions</text:span></text:h>
      <text:p text:style-name="Text_20_body"><text:span text:style-name="T2">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span></text:p>
      <text:p text:style-name="Text_20_body"><text:span text:style-name="T2">Other conventions were merely determined for development comprehension of the team. While editing code the team member would have to follow a series of guidelines to </text:span><text:soft-page-break/><text:span text:style-name="T2">ensure that everyone could understand his code when reading it. Some of these conventions were:</text:span></text:p>
      <text:list xml:id="list445992148" text:style-name="L2">
        <text:list-item>
          <text:p text:style-name="P12"><text:span text:style-name="T2">using UpperCamelCase on object class names</text:span></text:p>
        </text:list-item>
        <text:list-item>
          <text:p text:style-name="P12"><text:span text:style-name="T2">using lowerCamelCase on class methods</text:span></text:p>
        </text:list-item>
        <text:list-item>
          <text:p text:style-name="P12"><text:span text:style-name="T2">documenting classes and methods using PHPDoc</text:span></text:p>
        </text:list-item>
        <text:list-item>
          <text:p text:style-name="P12"><text:span text:style-name="T2">keep the code lines to a 80 character minimum, the excess code would be put in the following lines</text:span></text:p>
        </text:list-item>
        <text:list-item>
          <text:p text:style-name="P12"><text:span text:style-name="T2">opening brackets in the first line of the code statement</text:span></text:p>
        </text:list-item>
      </text:list>
      <text:p text:style-name="Text_20_body"><text:span text:style-name="T2">These conventions ensured the whole team understood each other and understood what was being developped.</text:span></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text-indent="0in" style:auto-text-indent="true" style:page-number="auto"/>
      <style:text-properties style:font-name="Arial1"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06-10T18:32:53</dc:date>
    <meta:generator>LibreOffice/3.4$Unix LibreOffice_project/340m1$Build-12</meta:generator>
    <meta:editing-duration>PT3H37M24S</meta:editing-duration>
    <meta:editing-cycles>62</meta:editing-cycles>
    <meta:document-statistic meta:table-count="0" meta:image-count="0" meta:object-count="0" meta:page-count="5" meta:paragraph-count="0" meta:word-count="1326" meta:character-count="8830" meta:non-whitespace-character-count="7594"/>
  </office:meta>
</office:document-meta>
</file>